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999cm" fo:margin-left="0.079cm" table:align="left"/>
    </style:style>
    <style:style style:name="Table1.A" style:family="table-column">
      <style:table-column-properties style:column-width="2.037cm"/>
    </style:style>
    <style:style style:name="Table1.B" style:family="table-column">
      <style:table-column-properties style:column-width="2.461cm"/>
    </style:style>
    <style:style style:name="Table1.C" style:family="table-column">
      <style:table-column-properties style:column-width="8.202cm"/>
    </style:style>
    <style:style style:name="Table1.D" style:family="table-column">
      <style:table-column-properties style:column-width="4.29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Norma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MP2">
      <style:paragraph-properties style:page-number="auto" fo:break-before="page"/>
    </style:style>
    <style:style style:name="P6" style:family="paragraph" style:parent-style-name="Heading_20_1" style:master-page-name="MP1">
      <style:paragraph-properties style:page-number="auto" fo:break-before="page"/>
    </style:style>
    <style:style style:name="P7" style:family="paragraph" style:parent-style-name="Heading_20_1" style:master-page-name="MP3">
      <style:paragraph-properties style:page-number="auto"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WW_5f_CharLFO2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2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2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2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2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2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2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2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2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WW_5f_CharLFO3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3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3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3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3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3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3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3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3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UBA - 7507</text:p>
      <text:p text:style-name="Title">Algoritmos y programación 3</text:p>
      <text:p text:style-name="Subtitle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0.004cm" svg:y="0.84cm" svg:width="13.167cm" style:rel-width="scale" svg:height="12.982cm" style:rel-height="scale-min" draw:z-index="0"><draw:text-box><text:p text:style-name="Text_20_body">Alumnos:</text:p><text:p text:style-name="Text_20_body"><text:a xlink:type="simple" xlink:href="mailto:juan@perez.com" office:target-frame-name="_top" xlink:show="replace">90367, Palladoro Federico Ezequiel, el_fede521@yahoo.com.ar</text:a></text:p><text:p text:style-name="Text_20_body"><text:a xlink:type="simple" xlink:href="mailto:juan@perez.com" office:target-frame-name="_top" xlink:show="replace">90445, Rodriguez Marcelo, marcelo_yugo@yahoo.com.ar</text:a></text:p><text:p text:style-name="Text_20_body"><text:a xlink:type="simple" xlink:href="mailto:juan@perez.com" office:target-frame-name="_top" xlink:show="replace">90252, D'Ambrosio Julian Andres, juliandambrosio@live.com.ar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6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3" office:value-type="float" office:value="1">
            <text:p text:style-name="Table_20_Contents">1</text:p>
          </table:table-cell>
          <table:table-cell table:style-name="Table1.B3" office:value-type="date" office:date-value="2009-12-11">
            <text:p text:style-name="Table_20_Contents">11/12/09</text:p>
          </table:table-cell>
          <table:table-cell table:style-name="Table1.A2" office:value-type="string">
            <text:p text:style-name="Table_20_Contents">Se agregaron supuestos y diagramas</text:p>
          </table:table-cell>
          <table:table-cell table:style-name="Table1.D2" office:value-type="string">
            <text:p text:style-name="Table_20_Contents">Marcelo Rodriguez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5">Table of Contents</text:p>
          </text:index-title>
          <text:p text:style-name="P4">Control de cambios<text:tab/>2</text:p>
          <text:p text:style-name="P4">Introducción<text:tab/>4</text:p>
          <text:p text:style-name="P4">Objetivo del trabajo<text:tab/>4</text:p>
          <text:p text:style-name="P4">Consigna<text:tab/>4</text:p>
          <text:p text:style-name="P4">Modalidad de trabajo<text:tab/>4</text:p>
          <text:p text:style-name="P4">Entregables<text:tab/>4</text:p>
          <text:p text:style-name="P4">Supuestos<text:tab/>5</text:p>
          <text:p text:style-name="P4">Herramientas y modo de entrega<text:tab/>5</text:p>
          <text:p text:style-name="P4">Modelo de dominio<text:tab/>5</text:p>
          <text:p text:style-name="P4">Diagramas de clases<text:tab/>5</text:p>
          <text:p text:style-name="P4">Detalles de implementación<text:tab/>5</text:p>
          <text:p text:style-name="P4">Excepciones<text:tab/>5</text:p>
          <text:p text:style-name="P4">Diagramas de secuencia<text:tab/>5</text:p>
          <text:p text:style-name="P4">Diagramas de estado<text:tab/>5</text:p>
          <text:p text:style-name="P4">Diagramas de paquetes<text:tab/>6</text:p>
          <text:p text:style-name="P4">Extensiones<text:tab/>6</text:p>
          <text:p text:style-name="P4">Concurrencia<text:tab/>6</text:p>
          <text:p text:style-name="P4">Persistencia<text:tab/>6</text:p>
          <text:p text:style-name="P4">Código fuente<text:tab/>6</text:p>
          <text:p text:style-name="P4">Checklist de corrección<text:tab/>6</text:p>
          <text:p text:style-name="P4">Carpeta<text:tab/>6</text:p>
          <text:p text:style-name="P4">Código<text:tab/>7</text:p>
        </text:index-body>
      </text:table-of-content>
      <text:p text:style-name="Contents_20_3"/>
      <text:h text:style-name="P7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xml:id="list41590787" text:style-name="L1">
        <text:list-item>
          <text:p text:style-name="P8">El laberinto deberá poder ser variable (o sea no debe estar 'hard-coded' en el código).</text:p>
        </text:list-item>
        <text:list-item>
          <text:p text:style-name="P8">Cada fantasma tiene sus propias características, incluyendo velocidad y estrategia para atrapar al jugador.</text:p>
        </text:list-item>
        <text:list-item>
          <text:p text:style-name="P8">Los fantasmas cambian su comportamiento cuando el jugador 'come' un 'punto de poder', el cual le permite atacar a los fantasmas por un tiempo limitado.</text:p>
        </text:list-item>
        <text:list-item>
          <text:p text:style-name="P8">La duración del efecto del 'punto de poder' varía a medida que se avanza en nivel.</text:p>
        </text:list-item>
        <text:list-item>
          <text:p text:style-name="P8">La velocidad de los fantasmas varía al avanzar de nivel.</text:p>
        </text:list-item>
        <text:list-item>
          <text:p text:style-name="P8">Cada tanto aparecen elementos adicionales que al ser comidos por el jugador le dan puntos adicionales.</text:p>
        </text:list-item>
      </text:list>
      <text:p text:style-name="Text_20_body">Para ver mas detalles que pueden usarse como guía, ver: <text:bookmark-start text:name="DDE_LINK"/>http://en.wikipedia.org/wiki/Pacman<text:bookmark-end text:name="DDE_LINK"/></text:p>
      <text:p text:style-name="Text_20_body"/>
      <text:p text:style-name="Text_20_body">Alcance del trabajo:</text:p>
      <text:list xml:id="list41573332" text:style-name="L2">
        <text:list-item>
          <text:p text:style-name="P9">Se deberá realizar el modelo, con sus diagramas correspondientes (clases, estado, secuencia y paquetes).</text:p>
        </text:list-item>
        <text:list-item>
          <text:p text:style-name="P9">Deberá haber un conjunto abarcativo de pruebas unitarias.</text:p>
        </text:list-item>
        <text:list-item>
          <text:p text:style-name="P9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xml:id="list41596386" text:style-name="L3">
        <text:list-item>
          <text:p text:style-name="P10">Modelo de la solución, expresada en los diagramas correspondientes. (fecha de entrega: semana del 9 de noviembre)</text:p>
        </text:list-item>
        <text:list-item>
          <text:p text:style-name="P10">Codificación del modelo, con las pruebas unitarias correspondientes y los elementos del presente informe. (fecha de entrega: semana del 23 de noviembre)</text:p>
        </text:list-item>
        <text:list-item>
          <text:p text:style-name="P10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El juego consta de un tablero, cuatro fantasmas de distintos colores y con distintos comportamientos, los cuales siempre tratan de comer al pacman, <text:s/>que es el elemento manejado por el jugador.</text:p>
      <text:p text:style-name="Text_20_body">El tablero va a tener 4 redondeles de potencia cerca de los angulos, lo que hacen estos redondeles es que al ser comido por el pacman los fantasmas cambian su comportamiento y comienzan a escaparse del pacman, ya que en este estado pueden ser comidos por el pacman.</text:p>
      <text:p text:style-name="Text_20_body">El tablero va a estar llenos de semillas que son comidas por el pacman, y al finalizar la cantidad de semillas se gana el nivel y se pasa al nivel proxímo.</text:p>
      <text:p text:style-name="Text_20_body">Al cambiar de nivel el desplazamiento de los fantasmas es mas veloz, y al comer un redondel de poder el tiempo que dura esta va a ser menor.</text:p>
      <text:p text:style-name="Text_20_body">Ademas se encuentran en forma transitoria redondeles rojos o azules, que en caso de ser comidos por el pacman le asigana puntos extras al jugador.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>Diagramas de clases</text:h>
      <text:p text:style-name="Text_20_body">[uno o varios diagramas de clases, mostrando la relación estática entre las clases, pueden agregar todo el texto necesario para aclarar y explicar su diseño, recuerden que la idea de todo el documento es que quede documentado y entendible como está hecho el TP]</text:p>
      <text:h text:style-name="Heading_20_2" text:outline-level="2"><text:soft-page-break/>Detalles de implementación</text:h>
      <text:p text:style-name="Text_20_body">[hay ciertas clases que puede resultar interesante como están implementadas internamente, en esta sección cuenten sobre esas clases, por ejemplo: como 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estado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se entregará el código impreso o no.]</text:p>
      <text:h text:style-name="Heading_20_1" text:outline-level="1"><text:soft-page-break/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">Generalidades</text:p>
      <text:list xml:id="list41586999" text:style-name="L4">
        <text:list-item>
          <text:p text:style-name="P11">¿Son correctos los supuestos y extensiones?</text:p>
        </text:list-item>
        <text:list-item>
          <text:p text:style-name="P11">¿Es prolija la presentación? (hojas del mismo tamaño, numeradas y con tipografía uniforme) </text:p>
        </text:list-item>
        <text:list-item>
          <text:p text:style-name="P11">¿Está completa la carátula? (número de grupo, nombre, mail y padrón de cada integrante) </text:p>
        </text:list-item>
      </text:list>
      <text:p text:style-name="P3"/>
      <text:p text:style-name="P3">Modelo</text:p>
      <text:list xml:id="list41573619" text:continue-list="list41586999" text:style-name="L4">
        <text:list-item text:start-value="1">
          <text:p text:style-name="P11">¿Está completo?¿Contempla la totalidad del problema?</text:p>
        </text:list-item>
        <text:list-item>
          <text:p text:style-name="P11">¿Respeta encapsulamiento?</text:p>
        </text:list-item>
        <text:list-item>
          <text:p text:style-name="P11">¿Respeta ocultamiento de información?</text:p>
        </text:list-item>
        <text:list-item>
          <text:p text:style-name="P11">¿Hace un buen uso de excepciones?</text:p>
        </text:list-item>
        <text:list-item>
          <text:p text:style-name="P11">¿Utiliza polimorfismo en las situaciones esperadas?</text:p>
        </text:list-item>
      </text:list>
      <text:p text:style-name="P3"/>
      <text:p text:style-name="P3">Diagrama de clases</text:p>
      <text:list xml:id="list41582791" text:continue-list="list41573619" text:style-name="L4">
        <text:list-item text:start-value="1">
          <text:p text:style-name="P11">¿Está completo?</text:p>
        </text:list-item>
        <text:list-item>
          <text:p text:style-name="P11">¿Está bien utilizada la notación?</text:p>
        </text:list-item>
      </text:list>
      <text:p text:style-name="P3"/>
      <text:p text:style-name="P3">Diagramas de secuencia</text:p>
      <text:list xml:id="list41593223" text:continue-list="list41582791" text:style-name="L4">
        <text:list-item text:start-value="1">
          <text:p text:style-name="P11">¿Está completo?</text:p>
        </text:list-item>
        <text:list-item>
          <text:p text:style-name="P11">¿Es consistente con el diagrama de clases?</text:p>
        </text:list-item>
        <text:list-item>
          <text:p text:style-name="P11">¿Está bien utilizada la notación?</text:p>
        </text:list-item>
      </text:list>
      <text:p text:style-name="Text_20_body"/>
      <text:p text:style-name="P3">Diagrama de estados</text:p>
      <text:list xml:id="list41593791" text:continue-list="list41593223" text:style-name="L4">
        <text:list-item text:start-value="1">
          <text:p text:style-name="P11">¿Está completo?</text:p>
        </text:list-item>
        <text:list-item>
          <text:p text:style-name="P11">¿Está bien utilizada la notación?</text:p>
        </text:list-item>
      </text:list>
      <text:p text:style-name="Text_20_body"/>
      <text:p text:style-name="P3">Diagrama de paquetes</text:p>
      <text:list xml:id="list41567256" text:continue-list="list41593791" text:style-name="L4">
        <text:list-item text:start-value="1">
          <text:p text:style-name="P11">¿Está completo?</text:p>
        </text:list-item>
        <text:list-item>
          <text:p text:style-name="P11">¿Está bien utilizada la notación?</text:p>
        </text:list-item>
      </text:list>
      <text:p text:style-name="Text_20_body"/>
      <text:h text:style-name="Heading_20_2" text:outline-level="2"><text:soft-page-break/>Código</text:h>
      <text:p text:style-name="P3"/>
      <text:p text:style-name="P3">Generalidades</text:p>
      <text:list xml:id="list41569526" text:style-name="L5">
        <text:list-item>
          <text:p text:style-name="P12">¿Respeta estándares de codificación?</text:p>
        </text:list-item>
        <text:list-item>
          <text:p text:style-name="P12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cm" fo:border-left="none" fo:border-right="none" fo:border-top="none" fo:border-bottom="0.009cm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Nicolás Martín Paez</meta:initial-creator>
    <meta:creation-date>2009-11-06T16:45:00</meta:creation-date>
    <dc:date>2009-11-11T21:47:57.14</dc:date>
    <meta:editing-cycles>9</meta:editing-cycles>
    <meta:editing-duration>PT06H30M20S</meta:editing-duration>
    <dc:creator>El fede </dc:creator>
    <meta:document-statistic meta:table-count="1" meta:image-count="0" meta:object-count="0" meta:page-count="8" meta:paragraph-count="139" meta:word-count="1072" meta:character-count="6756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